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F48AAB2BFCBB9915AB.png" manifest:media-type="image/png"/>
  <manifest:file-entry manifest:full-path="Pictures/10000000000001F4000001F4837A29D829CD6370.png" manifest:media-type="image/png"/>
  <manifest:file-entry manifest:full-path="Pictures/10000000000001F4000001F4A2E53C474CE855A8.png" manifest:media-type="image/png"/>
  <manifest:file-entry manifest:full-path="Pictures/10000000000001F4000001F42DAF0A8412DAF0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cm" svg:height="5cm" svg:x="2cm" svg:y="2cm">
          <draw:image xlink:href="Pictures/10000000000001F4000001F4A2E53C474CE855A8.png" xlink:type="simple" xlink:show="embed" xlink:actuate="onLoad">
            <text:p/>
          </draw:image>
        </draw:frame>
        <draw:frame draw:style-name="gr1" draw:text-style-name="P1" draw:layer="layout" svg:width="5cm" svg:height="5cm" svg:x="22cm" svg:y="2cm">
          <draw:image xlink:href="Pictures/10000000000001F4000001F42DAF0A8412DAF031.png" xlink:type="simple" xlink:show="embed" xlink:actuate="onLoad">
            <text:p/>
          </draw:image>
        </draw:frame>
        <draw:frame draw:style-name="gr1" draw:text-style-name="P1" draw:layer="layout" svg:width="5cm" svg:height="5cm" svg:x="2cm" svg:y="12cm">
          <draw:image xlink:href="Pictures/10000000000001F4000001F4837A29D829CD6370.png" xlink:type="simple" xlink:show="embed" xlink:actuate="onLoad">
            <text:p/>
          </draw:image>
        </draw:frame>
        <draw:frame draw:style-name="gr1" draw:text-style-name="P1" draw:layer="layout" svg:width="5cm" svg:height="5cm" svg:x="22cm" svg:y="12cm">
          <draw:image xlink:href="Pictures/10000000000001F4000001F48AAB2BFCBB9915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8:47:10.099663620</meta:creation-date>
    <meta:print-date>2018-11-05T18:50:21.698022563</meta:print-date>
    <dc:date>2018-11-05T18:51:51.385197059</dc:date>
    <meta:editing-duration>PT4M42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